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none"/>
      <style:paragraph-properties fo:margin-left="0in" fo:margin-right="0in" fo:text-indent="0in" style:auto-text-indent="false" fo:background-color="transparent"/>
      <style:text-properties style:font-name="Arial" fo:font-size="6pt" officeooo:rsid="001891e3" officeooo:paragraph-rsid="001891e3" style:font-size-asian="5.25pt" style:font-size-complex="6pt"/>
    </style:style>
    <style:style style:name="P2"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Arial" fo:font-size="6pt" officeooo:rsid="001891e3" officeooo:paragraph-rsid="001891e3" style:font-size-asian="5.25pt" style:font-size-complex="6pt"/>
    </style:style>
    <style:style style:name="P3" style:family="paragraph" style:parent-style-name="Standard">
      <style:text-properties style:font-name="Arial"/>
    </style:style>
    <style:style style:name="P4" style:family="paragraph" style:parent-style-name="Text_20_body">
      <style:text-properties style:font-name="Arial" officeooo:paragraph-rsid="001b8c65"/>
    </style:style>
    <style:style style:name="P5"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Arial" fo:font-size="20pt" officeooo:rsid="001891e3" officeooo:paragraph-rsid="001891e3" style:font-size-asian="20pt" style:font-size-complex="20pt"/>
    </style:style>
    <style:style style:name="P6" style:family="paragraph" style:parent-style-name="Standard" style:master-page-name="">
      <loext:graphic-properties draw:fill="none"/>
      <style:paragraph-properties fo:margin-left="0in" fo:margin-right="0in" fo:line-height="150%" fo:text-indent="0in" style:auto-text-indent="false" style:page-number="auto" fo:background-color="transparent"/>
      <style:text-properties style:font-name="Arial" fo:font-size="10pt" officeooo:rsid="001891e3" officeooo:paragraph-rsid="001891e3" style:font-size-asian="10pt" style:font-size-complex="10pt"/>
    </style:style>
    <style:style style:name="P7" style:family="paragraph" style:parent-style-name="Text_20_body">
      <style:paragraph-properties fo:line-height="100%"/>
      <style:text-properties style:font-name="Arial" fo:font-size="10pt" officeooo:paragraph-rsid="001b8c65" style:font-size-asian="10pt" style:font-size-complex="10pt"/>
    </style:style>
    <style:style style:name="P8" style:family="paragraph" style:parent-style-name="Text_20_body">
      <style:paragraph-properties fo:line-height="100%"/>
      <style:text-properties style:font-name="Arial" fo:font-size="10pt" officeooo:paragraph-rsid="0026132f" style:font-size-asian="10pt" style:font-size-complex="10pt"/>
    </style:style>
    <style:style style:name="P9" style:family="paragraph" style:parent-style-name="Text_20_body">
      <style:text-properties style:font-name="Arial" fo:font-size="10pt" officeooo:paragraph-rsid="00268c37" style:font-size-asian="10pt" style:font-size-complex="10pt"/>
    </style:style>
    <style:style style:name="P10" style:family="paragraph" style:parent-style-name="Text_20_body">
      <style:paragraph-properties fo:line-height="100%"/>
      <style:text-properties style:font-name="Arial" officeooo:paragraph-rsid="001b8c65"/>
    </style:style>
    <style:style style:name="P11" style:family="paragraph" style:parent-style-name="Text_20_body">
      <style:paragraph-properties fo:line-height="100%"/>
      <style:text-properties style:font-name="Arial" officeooo:paragraph-rsid="00268c37"/>
    </style:style>
    <style:style style:name="P12" style:family="paragraph" style:parent-style-name="Text_20_body">
      <style:text-properties style:font-name="Arial" officeooo:paragraph-rsid="00268c37"/>
    </style:style>
    <style:style style:name="P13"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officeooo:paragraph-rsid="0022c8a7"/>
    </style:style>
    <style:style style:name="P14" style:family="paragraph" style:parent-style-name="Text_20_body">
      <style:paragraph-properties fo:line-height="100%"/>
      <style:text-properties officeooo:paragraph-rsid="0026132f"/>
    </style:style>
    <style:style style:name="P15" style:family="paragraph" style:parent-style-name="Text_20_body">
      <style:paragraph-properties fo:line-height="100%"/>
      <style:text-properties officeooo:paragraph-rsid="0029cde0"/>
    </style:style>
    <style:style style:name="P16" style:family="paragraph" style:parent-style-name="Standard">
      <style:text-properties officeooo:paragraph-rsid="0020ecf6"/>
    </style:style>
    <style:style style:name="P17" style:family="paragraph" style:parent-style-name="Standard">
      <style:text-properties officeooo:paragraph-rsid="0028ca9c"/>
    </style:style>
    <style:style style:name="P18" style:family="paragraph" style:parent-style-name="Text_20_body">
      <style:text-properties officeooo:paragraph-rsid="001daf67"/>
    </style:style>
    <style:style style:name="P19" style:family="paragraph" style:parent-style-name="Text_20_body">
      <style:text-properties style:font-name="Arial" officeooo:rsid="001891e3" officeooo:paragraph-rsid="001daf67"/>
    </style:style>
    <style:style style:name="P20" style:family="paragraph" style:parent-style-name="Text_20_body">
      <style:text-properties style:font-name="Arial" officeooo:rsid="002a51e5" officeooo:paragraph-rsid="001daf67"/>
    </style:style>
    <style:style style:name="P21" style:family="paragraph" style:parent-style-name="Text_20_body">
      <style:paragraph-properties fo:line-height="115%"/>
      <style:text-properties style:font-name="Arial" officeooo:rsid="002a51e5" officeooo:paragraph-rsid="002a51e5"/>
    </style:style>
    <style:style style:name="T1" style:family="text">
      <style:text-properties officeooo:rsid="001891e3"/>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ize="14pt" style:font-size-asian="14pt" style:font-size-complex="14pt"/>
    </style:style>
    <style:style style:name="T5" style:family="text">
      <style:text-properties style:font-name="Arial" fo:font-size="14pt" fo:font-weight="bold" officeooo:rsid="001891e3" style:font-size-asian="14pt" style:font-weight-asian="bold" style:font-size-complex="14pt" style:font-weight-complex="bold"/>
    </style:style>
    <style:style style:name="T6" style:family="text">
      <style:text-properties style:font-name="Arial" officeooo:rsid="001924a5"/>
    </style:style>
    <style:style style:name="T7" style:family="text">
      <style:text-properties style:font-name="Arial" fo:font-size="10pt" fo:font-weight="bold" officeooo:rsid="001891e3" style:font-size-asian="10pt" style:font-weight-asian="bold" style:font-size-complex="10pt" style:font-weight-complex="bold"/>
    </style:style>
    <style:style style:name="T8" style:family="text">
      <style:text-properties style:font-name="Arial" fo:font-size="10pt" fo:font-weight="bold" officeooo:rsid="0022c8a7" style:font-size-asian="10pt" style:font-weight-asian="bold" style:font-size-complex="10pt" style:font-weight-complex="bold"/>
    </style:style>
    <style:style style:name="T9" style:family="text">
      <style:text-properties style:font-name="Arial" fo:font-size="10pt" fo:font-weight="bold" officeooo:rsid="001924a5" style:font-size-asian="10pt" style:font-weight-asian="bold" style:font-size-complex="10pt" style:font-weight-complex="bold"/>
    </style:style>
    <style:style style:name="T10" style:family="text">
      <style:text-properties style:font-name="Arial" fo:font-size="10pt" style:font-size-asian="10pt" style:font-size-complex="10pt"/>
    </style:style>
    <style:style style:name="T11" style:family="text">
      <style:text-properties style:font-name="Arial" fo:font-size="10pt" officeooo:rsid="001924a5" style:font-size-asian="10pt" style:font-size-complex="10pt"/>
    </style:style>
    <style:style style:name="T12" style:family="text">
      <style:text-properties style:font-name="Arial" fo:font-size="10pt" officeooo:rsid="001891e3" style:font-size-asian="10pt" style:font-size-complex="10pt"/>
    </style:style>
    <style:style style:name="T13" style:family="text">
      <style:text-properties style:font-name="Arial" fo:font-size="10pt" officeooo:rsid="0026132f" style:font-size-asian="10pt" style:font-size-complex="10pt"/>
    </style:style>
    <style:style style:name="T14" style:family="text">
      <style:text-properties style:font-name="Arial" fo:font-size="10pt" officeooo:rsid="0020ecf6" style:font-size-asian="10pt" style:font-size-complex="10pt"/>
    </style:style>
    <style:style style:name="T15" style:family="text">
      <style:text-properties style:font-name="Arial" fo:font-weight="normal" officeooo:rsid="00243eff" style:font-weight-asian="normal" style:font-weight-complex="normal"/>
    </style:style>
    <style:style style:name="T16" style:family="text">
      <style:text-properties style:font-name="Arial" fo:font-weight="normal" officeooo:rsid="0026132f" style:font-weight-asian="normal" style:font-weight-complex="normal"/>
    </style:style>
    <style:style style:name="T17" style:family="text">
      <style:text-properties style:font-name="Arial" fo:font-weight="bold" style:font-weight-asian="bold" style:font-weight-complex="bold"/>
    </style:style>
    <style:style style:name="T18" style:family="text">
      <style:text-properties style:font-name="Arial" fo:font-weight="bold" officeooo:rsid="0026132f" style:font-weight-asian="bold" style:font-weight-complex="bold"/>
    </style:style>
    <style:style style:name="T19" style:family="text">
      <style:text-properties style:font-name="Arial" officeooo:rsid="0026132f"/>
    </style:style>
    <style:style style:name="T20" style:family="text">
      <style:text-properties style:font-name="Arial" officeooo:rsid="0020ecf6"/>
    </style:style>
    <style:style style:name="T21" style:family="text">
      <style:text-properties style:font-name="Arial" officeooo:rsid="0029cde0"/>
    </style:style>
    <style:style style:name="T22" style:family="text">
      <style:text-properties style:font-name="Arial" officeooo:rsid="001891e3"/>
    </style:style>
    <style:style style:name="T23" style:family="text">
      <style:text-properties style:font-name="Arial" officeooo:rsid="002a51e5"/>
    </style:style>
    <style:style style:name="T24" style:family="text">
      <style:text-properties fo:font-size="14pt" fo:font-weight="bold" officeooo:rsid="001891e3" style:font-size-asian="14pt" style:font-weight-asian="bold" style:font-size-complex="14pt" style:font-weight-complex="bold"/>
    </style:style>
    <style:style style:name="T25" style:family="text">
      <style:text-properties officeooo:rsid="001924a5"/>
    </style:style>
    <style:style style:name="T26" style:family="text">
      <style:text-properties fo:font-size="10pt" style:font-size-asian="10pt" style:font-size-complex="10pt"/>
    </style:style>
    <style:style style:name="T27" style:family="text">
      <style:text-properties officeooo:rsid="001b8c65"/>
    </style:style>
    <style:style style:name="T28" style:family="text">
      <style:text-properties officeooo:rsid="001fb9f2"/>
    </style:style>
    <style:style style:name="T29" style:family="text">
      <style:text-properties officeooo:rsid="0020ec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________________________________________________________________<text:span text:style-name="T27">______________________________________</text:span></text:p>
      <text:p text:style-name="P5">B<text:span text:style-name="T25">OHDAN LATKOVSKYI</text:span></text:p>
      <text:p text:style-name="P2"/>
      <text:p text:style-name="P13"><text:span text:style-name="T8">Calgary</text:span><text:span text:style-name="T7"> </text:span><text:span text:style-name="T9">|</text:span><text:span text:style-name="T7"> Phone:</text:span><text:span text:style-name="T12"> 403-875-3944 </text:span><text:span text:style-name="T11">|</text:span><text:span text:style-name="T12"> </text:span><text:span text:style-name="T7">Email:</text:span><text:span text:style-name="T12"> bogdanlotuk@gmail.com </text:span><text:span text:style-name="T11">| </text:span><text:span text:style-name="T7">LinkedIn:</text:span><text:span text:style-name="T12"> https://www.linkedin.com/in/</text:span><text:span text:style-name="T11">bohdan-latkovskyi</text:span></text:p>
      <text:p text:style-name="P1">________________________________________________________________<text:span text:style-name="T25">___________________________________________________________________________________________________________</text:span></text:p>
      <text:p text:style-name="P1"/>
      <text:p text:style-name="P16"/>
      <text:p text:style-name="P17"><text:span text:style-name="Strong_20_Emphasis"><text:span text:style-name="T4">Professional Summary:</text:span></text:span><text:span text:style-name="T3"> <text:line-break/>Results-driven and versatile professional with years of experience in software engineering, specializing in customer </text:span><text:span text:style-name="Strong_20_Emphasis"><text:span text:style-name="T16">service</text:span></text:span><text:span text:style-name="T3">, quality assurance and project management. Proven track record of delivering high-quality solutions and driving continuous improvement initiatives. Skilled in collaborating with cross-functional teams to achieve project goals and exceed client expectations. Seeking opportunities to leverage my diverse skill set and expertise in a challenging role within the Canadian market. </text:span></text:p>
      <text:p text:style-name="P3"/>
      <text:p text:style-name="P15"><text:span text:style-name="Strong_20_Emphasis"><text:span text:style-name="T4">Skills:</text:span></text:span><text:span text:style-name="Strong_20_Emphasis"><text:span text:style-name="T3"><text:line-break/></text:span></text:span><text:span text:style-name="Strong_20_Emphasis"><text:span text:style-name="T15">Customer </text:span></text:span><text:span text:style-name="Strong_20_Emphasis"><text:span text:style-name="T16">service</text:span></text:span><text:span text:style-name="Strong_20_Emphasis"><text:span text:style-name="T15">, Customer support, </text:span></text:span><text:span text:style-name="T3">Project Management, Agile Methodologies, Quality Assurance,</text:span><text:span text:style-name="T6"> </text:span><text:span text:style-name="T21">Microsoft Word, Microsoft Excel, </text:span><text:span text:style-name="T6">Java core, Python core, </text:span><text:span text:style-name="T21">SQL, Git, Autocad, Revit, </text:span><text:span text:style-name="T23">Fusion 360</text:span><text:span text:style-name="T21">.</text:span><text:span text:style-name="T3"><text:line-break/><text:line-break/></text:span><text:span text:style-name="Strong_20_Emphasis"><text:span text:style-name="T4">Work Experience:</text:span></text:span></text:p>
      <text:p text:style-name="P10"><text:span text:style-name="T2">Quality Assurance Engineer</text:span><text:tab/><text:tab/><text:tab/><text:tab/><text:tab/><text:tab/><text:tab/><text:tab/><text:tab/>Oct 2021 – <text:span text:style-name="T28">Apr</text:span><text:span text:style-name="T27"> 2024</text:span><text:line-break/>Pillar – Solid Offshore, Vinnyts<text:span text:style-name="T29">i</text:span>a, Ukraine<text:line-break/><text:span text:style-name="T26"><text:tab/>Developed and executed web application test plans, combining manual and automated testing methods.<text:line-break/><text:tab/>Analyzed test results, enhancing automated scripts for improved software quality.</text:span></text:p>
      <text:p text:style-name="P7"/>
      <text:p text:style-name="P14"><text:span text:style-name="T17">Embroidery Machine Operator and Designer<text:tab/></text:span><text:span text:style-name="T3"><text:tab/><text:tab/><text:tab/><text:tab/> <text:s text:c="9"/></text:span><text:span text:style-name="T19">Sep</text:span><text:span text:style-name="T3"> 20</text:span><text:span text:style-name="T19">15</text:span><text:span text:style-name="T3"> – </text:span><text:span text:style-name="T19">Mar</text:span><text:span text:style-name="T3"> 20</text:span><text:span text:style-name="T19">22</text:span><text:span text:style-name="T3"><text:line-break/>Funnymedicalcaps, Self-employed, Vinnyts</text:span><text:span text:style-name="T20">i</text:span><text:span text:style-name="T3">a, Ukraine<text:line-break/><text:tab/></text:span><text:span text:style-name="T10">Collaborated closely with customers to bring their creative visions to life.<text:line-break/><text:tab/>Manag</text:span><text:span text:style-name="T13">ed</text:span><text:span text:style-name="T10"> the embroidery process from start to finish and ensur</text:span><text:span text:style-name="T13">ed</text:span><text:span text:style-name="T10"> the quality and precision of each design.</text:span></text:p>
      <text:p text:style-name="P8"/>
      <text:p text:style-name="P14"><text:span text:style-name="T17">Junior Frontend Developer <text:tab/><text:tab/><text:tab/><text:tab/><text:tab/><text:tab/><text:tab/><text:tab/><text:tab/></text:span><text:span text:style-name="T3">Mar 2020 – Oct 2021</text:span><text:span text:style-name="T17"><text:line-break/></text:span><text:span text:style-name="T3">Freelance,</text:span><text:span text:style-name="T18"> </text:span><text:span text:style-name="T3">Self-employed, Vinnytsia Region, Ukraine</text:span><text:span text:style-name="T17"><text:line-break/><text:tab/></text:span><text:span text:style-name="T10">Translated design mockups into functional web interfaces using HTML5, CSS3, and JavaScript.<text:line-break/><text:tab/>Collaborated on frontend feature implementation and participated in code reviews.</text:span></text:p>
      <text:p text:style-name="P8"/>
      <text:p text:style-name="P10"><text:span text:style-name="T2">HVAC Engineer <text:tab/></text:span><text:tab/><text:tab/><text:tab/><text:tab/><text:tab/><text:tab/><text:tab/><text:tab/><text:tab/><text:tab/>Jan 2012 – Nov 2020<text:line-break/>Ukrtransgaz, Vinnytsia <text:span text:style-name="T27">region</text:span>, Vinnyts<text:span text:style-name="T29">i</text:span>a, Ukraine<text:line-break/><text:span text:style-name="T26"><text:tab/>Led teams to ensure project success and mentored for professional growth.<text:line-break/><text:tab/>Developed HVAC plans adhering to regulations and ensured project quality and safety.<text:line-break/><text:tab/>Managed project schedules and coordinated with stakeholders, subcontractors, and suppliers.</text:span></text:p>
      <text:p text:style-name="P7"/>
      <text:p text:style-name="P11"><text:span text:style-name="T2">HVAC Draftsman <text:tab/></text:span><text:tab/><text:tab/><text:tab/><text:tab/><text:tab/><text:tab/><text:tab/><text:tab/><text:tab/><text:tab/>Aug 2010 – Jan 2012<text:line-break/>Ukragroenergozberezhennia, Vinnytsia <text:span text:style-name="T27">Region</text:span>, Vinnyts<text:span text:style-name="T29">i</text:span>a, Ukraine<text:line-break/><text:tab/><text:span text:style-name="T26">Created detailed HVAC drawings, collaborated with engineers, and ensured compliance with codes.<text:line-break/><text:tab/>Utilized CAD software for accurate 2D and 3D models.<text:line-break/><text:tab/>Prepared documentation and coordinated system integration into building designs.</text:span></text:p>
      <text:p text:style-name="P9"><text:line-break/></text:p>
      <text:p text:style-name="P9"/>
      <text:p text:style-name="P9"/>
      <text:p text:style-name="P12"><text:soft-page-break/><text:span text:style-name="T26"><text:line-break/></text:span><text:span text:style-name="T24">Education:<text:line-break/></text:span>Vinnytsia National Technical University<text:tab/><text:tab/><text:tab/><text:tab/><text:tab/><text:tab/><text:tab/><text:tab/><text:tab/><text:span text:style-name="T1">2013 – 2015</text:span><text:line-break/><text:span text:style-name="T26">Master's degree, Electromechanical systems of automation</text:span></text:p>
      <text:p text:style-name="P4">Ivano-Frankivsk National Technical University of Oil and Gas<text:tab/><text:tab/><text:tab/><text:tab/><text:tab/><text:span text:style-name="T1">2009 – 2011</text:span><text:line-break/><text:span text:style-name="T26">Master's degree, Design and operation of gas and oil pipelines and gas and oil storage facilities</text:span></text:p>
      <text:p text:style-name="P18"><text:span text:style-name="T3">Vinnytsia National Technical University<text:tab/><text:tab/><text:tab/><text:tab/><text:tab/><text:tab/><text:tab/><text:tab/><text:tab/></text:span><text:span text:style-name="T22">2005 – 2010</text:span><text:span text:style-name="T3"><text:line-break/></text:span><text:span text:style-name="T10">Master's degree, HVAC, gas sup</text:span><text:span text:style-name="T14">p</text:span><text:span text:style-name="T10">ly, water supp</text:span><text:span text:style-name="T14">l</text:span><text:span text:style-name="T10">y.<text:line-break/><text:line-break/></text:span><text:span text:style-name="T5">Language: </text:span><text:span text:style-name="T22"><text:line-break/></text:span><text:span text:style-name="T3">English – B2, </text:span><text:span text:style-name="T22"><text:line-break/>Ukrainian – native.</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text:soft-page-break/><text:span text:style-name="T23"/></text:p>
      <text:p text:style-name="P20"/>
      <text:p text:style-name="P21">Bohdan Latkovskyi</text:p>
      <text:p text:style-name="P21">Calgary, Alberta, T2J 5R4</text:p>
      <text:p text:style-name="P21">bogdanlotuk@gmail.com</text:p>
      <text:p text:style-name="P21">403-875-3944</text:p>
      <text:p text:style-name="P21">June 5, 2024</text:p>
      <text:p text:style-name="P21"/>
      <text:p text:style-name="P21">Dear colleagues from 2296281 Alberta Inc.</text:p>
      <text:p text:style-name="P21"/>
      <text:p text:style-name="P21">I am writing to express my interest in the 3D Printing Operator position at 2296281 Alberta Inc., as advertised on the Indeed website. </text:p>
      <text:p text:style-name="P21">I wasn’t in a 3D Printing Operator position previously, but throughout my work life, I always was in an engineering role position. And I owned a business with my wife in Ukraine until the war began. So, I know how business works in detail.</text:p>
      <text:p text:style-name="P21">In my previous role in our family business as an Embroidery Machine Operator and Designer, I specialized in crafting one-of-a-kind medical caps that brought joy and a touch of humour to healthcare environments. My proficiency in operating advanced embroidery machines allowed me to manage the entire embroidery process, ensuring each design was executed with precision and high quality.</text:p>
      <text:p text:style-name="P21">A key aspect of my role was collaborating closely with customers to bring their creative visions to life. This experience honed my skills in customer service and project management, enabling me to deliver exceptional products that met and exceeded client expectations. My designs not only enhanced the professional atmosphere but also added a fun and engaging element to the medical settings in which they were worn.</text:p>
      <text:p text:style-name="P21">With extensive experience in creating unique and humorous designs for medical caps, I am confident in my ability to contribute effectively to your team and help elevate your product offerings.</text:p>
      <text:p text:style-name="P21">I believe, the attention to detail and dedication to quality that I bring to every project aligns perfectly with the values and standards upheld by 2296281 Alberta Inc. </text:p>
      <text:p text:style-name="P21">I want to express my interest in volunteering with 2296281 Alberta Inc. for a two-week period. I am eager to contribute my skills and support your team during this time. </text:p>
      <text:p text:style-name="P21">I am enthusiastic about the possibility of discussing how my background and skills align with the needs of your team. Thank you for considering my application. I look forward to the opportunity to discuss my candidacy further.</text:p>
      <text:p text:style-name="P21"/>
      <text:p text:style-name="P21">Sincerely,</text:p>
      <text:p text:style-name="P21">Bohdan Latkovsky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002in" style:type="center"/>
          <style:tab-stop style:position="8.0043in" style:type="right"/>
        </style:tab-stops>
      </style:paragraph-properties>
    </style:style>
    <style:style style:name="Header" style:family="paragraph" style:parent-style-name="Header_20_and_20_Footer" style:class="extra">
      <style:paragraph-properties text:number-lines="false" text:line-number="0">
        <style:tab-stops>
          <style:tab-stop style:position="4.002in" style:type="center"/>
          <style:tab-stop style:position="8.0043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602in" fo:margin-bottom="0.3673in" fo:margin-left="0.2744in" fo:margin-right="0.22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0661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9T13:22:00.984000000</meta:creation-date>
    <dc:date>2024-06-05T20:15:56.937000000</dc:date>
    <meta:editing-duration>PT5H45M19S</meta:editing-duration>
    <meta:editing-cycles>18</meta:editing-cycles>
    <meta:generator>LibreOffice/7.5.9.2$Windows_X86_64 LibreOffice_project/cdeefe45c17511d326101eed8008ac4092f278a9</meta:generator>
    <meta:document-statistic meta:table-count="0" meta:image-count="0" meta:object-count="0" meta:page-count="3" meta:paragraph-count="31" meta:word-count="695" meta:character-count="5259" meta:non-whitespace-character-count="4487"/>
  </office:meta>
</office:document-meta>
</file>